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223cm" table:align="margins"/>
    </style:style>
    <style:style style:name="Tabla2.A" style:family="table-column">
      <style:table-column-properties style:column-width="2.487cm" style:rel-column-width="9463*"/>
    </style:style>
    <style:style style:name="Tabla2.B" style:family="table-column">
      <style:table-column-properties style:column-width="8.678cm" style:rel-column-width="33022*"/>
    </style:style>
    <style:style style:name="Tabla2.C" style:family="table-column">
      <style:table-column-properties style:column-width="3.413cm" style:rel-column-width="12987*"/>
    </style:style>
    <style:style style:name="Tabla2.D" style:family="table-column">
      <style:table-column-properties style:column-width="2.644cm" style:rel-column-width="10063*"/>
    </style:style>
    <style:style style:name="Tabla2.1" style:family="table-row">
      <style:table-row-properties style:row-height="0.43cm"/>
    </style:style>
    <style:style style:name="Tabla2.A1" style:family="table-cell">
      <style:table-cell-properties fo:padding="0cm" fo:border="none"/>
    </style:style>
    <style:style style:name="Tabla1" style:family="table">
      <style:table-properties style:width="17.277cm" fo:margin-left="0cm" table:align="left"/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1.244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7.435cm"/>
    </style:style>
    <style:style style:name="Tabla1.E" style:family="table-column">
      <style:table-column-properties style:column-width="2.461cm"/>
    </style:style>
    <style:style style:name="Tabla1.F" style:family="table-column">
      <style:table-column-properties style:column-width="2.672cm"/>
    </style:style>
    <style:style style:name="Tabla1.1" style:family="table-row">
      <style:table-row-properties style:row-height="0.43cm" fo:keep-together="auto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Mono"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>
        <style:tab-stops>
          <style:tab-stop style:position="2.1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2.17cm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2.17cm"/>
        </style:tab-stops>
      </style:paragraph-properties>
    </style:style>
    <style:style style:name="P11" style:family="paragraph" style:parent-style-name="Standard">
      <style:paragraph-properties fo:text-align="start" style:justify-single-word="false"/>
      <style:text-properties style:font-name="FreeMono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FreeMono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user.context_lang or 'en_US')&gt;</text:placeholder></text:p>
      <text:p text:style-name="P4"><text:text-input text:description="&lt;for each=&quot;chunk in chunks2(o.invoice_line,14)&quot;&gt;">starts for loop</text:text-input></text:p>
      <text:p text:style-name="P4"/>
      <text:p text:style-name="P1"><text:text-input text:description="&lt;o.date_invoice and formatLang(o.date_invoice,date=True) or ''&gt;">18/01/2013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><text:text-input text:description="&lt;o.partner_id.name&gt;">Partner's  Name</text:text-input>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><text:text-input text:description="&lt;o.address_invoice_id.street&gt;">Partner's  Direction</text:text-input>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><text:text-input text:description="&lt;o.name&gt;">Invoice Description</text:text-input>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><text:text-input text:description="&lt;o.date_due and formatLang(o.date_due,date=True) or ''&gt;">18/01/2013</text:text-input></text:p>
          </table:table-cell>
        </table:table-row>
        <table:table-row table:style-name="Tabla2.1"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/>
          </table:table-cell>
        </table:table-row>
      </table:table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8"><text:text-input text:description="&lt;for each=&quot;chunk_line in chunk['lines']&quot;&gt;">start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<text:text-input text:description="&lt;chunk_line.product_id.default_code&gt;">code</text:text-input> </text:p>
          </table:table-cell>
          <table:table-cell table:style-name="Tabla1.A1" office:value-type="string">
            <text:p text:style-name="P8"><text:text-input text:description="&lt;chunk_line.quantity&gt;">qty</text:text-input> </text:p>
          </table:table-cell>
          <table:table-cell table:style-name="Tabla1.A1" office:value-type="string">
            <text:p text:style-name="P8"><text:text-input text:description="&lt;chunk_line.uos_id.name&gt;">unitOfSale</text:text-input> </text:p>
          </table:table-cell>
          <table:table-cell table:style-name="Tabla1.A1" office:value-type="string">
            <text:p text:style-name="P8"><text:text-input text:description="&lt;chunk_line.name&gt;">name</text:text-input> </text:p>
          </table:table-cell>
          <table:table-cell table:style-name="Tabla1.A1" office:value-type="string">
            <text:p text:style-name="P9"><text:text-input text:description="&lt;chunk_line.price_unit&gt;">unitPrice</text:text-input> </text:p>
          </table:table-cell>
          <table:table-cell table:style-name="Tabla1.A1" office:value-type="string">
            <text:p text:style-name="P9"><text:text-input text:description="&lt;chunk_line.price_subtotal&gt;">priceSubtotal</text:text-input> </text:p>
          </table:table-cell>
        </table:table-row>
        <table:table-row table:style-name="Tabla1.1">
          <table:table-cell table:style-name="Tabla1.A1" office:value-type="string">
            <text:p text:style-name="P8"><text:text-input text:description="&lt;/for&gt;">end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<text:text-input text:description="&lt;for each=&quot;empty_line in range(14-len(chunk['lines']))&quot;&gt;">start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8"><text:text-input text:description="&lt;/for&gt;">ends for loop</text:text-input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</table:table>
      <text:p text:style-name="P2"><text:text-input text:description="&lt;if test=&quot;chunk['last_chunk']&quot;&gt;">If last chunk</text:text-input></text:p>
      <text:p text:style-name="P1"><text:text-input text:description="&lt;formatLang(o.amount_untaxed, digits=get_digits(dp='Account'))&gt;">Invoice Subtotal</text:text-input></text:p>
      <text:p text:style-name="P1"/>
      <text:p text:style-name="P1"><text:text-input text:description="&lt;formatLang(o.amount_tax, digits=get_digits(dp='Account'))&gt;">Invoice Taxes</text:text-input></text:p>
      <text:p text:style-name="P1"/>
      <text:p text:style-name="P1"><text:text-input text:description="&lt;formatLang(o.amount_total, digits=get_digits(dp='Account'))&gt;">Invoice Total</text:text-input></text:p>
      <text:p text:style-name="P2"><text:text-input text:description="&lt;/if&gt;">/if</text:text-input></text:p>
      <text:p text:style-name="P2"><text:text-input text:description="&lt;if test=&quot;not chunk['last_chunk']&quot;&gt;">If not last chunk</text:text-input></text:p>
      <text:p text:style-name="P2"/>
      <text:p text:style-name="P12"/>
      <text:p text:style-name="P2"><text:text-input text:description="&lt;/if&gt;">/if</text:text-input></text:p>
      <text:p text:style-name="P3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001cm" fo:page-height="14cm" style:num-format="1" style:print-orientation="portrait" fo:margin-top="1.15cm" fo:margin-bottom="0.48cm" fo:margin-left="0.499cm" fo:margin-right="1.27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9.001cm" fo:page-height="1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8T14:39:28</dc:date>
    <meta:editing-duration>P2DT6H1M12S</meta:editing-duration>
    <meta:editing-cycles>219</meta:editing-cycles>
    <meta:generator>LibreOffice/3.5$Linux_x86 LibreOffice_project/350m1$Build-2</meta:generator>
    <meta:document-statistic meta:table-count="2" meta:image-count="0" meta:object-count="0" meta:page-count="2" meta:paragraph-count="25" meta:word-count="50" meta:character-count="324" meta:non-whitespace-character-count="291"/>
    <meta:user-defined meta:name="Info 1"/>
    <meta:user-defined meta:name="Info 2"/>
    <meta:user-defined meta:name="Info 3"/>
    <meta:user-defined meta:name="Info 4"/>
  </office:meta>
</office:document-meta>
</file>